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6eaa3" officeooo:paragraph-rsid="0006eaa3" style:font-size-asian="10.5pt" style:font-weight-asian="normal" style:font-size-complex="12pt" style:font-weight-complex="normal"/>
    </style:style>
    <style:style style:name="P2" style:family="paragraph" style:parent-style-name="Standard" style:list-style-name="L2">
      <style:text-properties fo:font-size="12pt" fo:font-weight="normal" officeooo:rsid="0006eaa3" officeooo:paragraph-rsid="0006eaa3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style:text-properties fo:font-size="12pt" fo:font-weight="normal" officeooo:rsid="0008ab1c" officeooo:paragraph-rsid="0008ab1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8ab1c" officeooo:paragraph-rsid="0008ab1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9e4f9" officeooo:paragraph-rsid="0009e4f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a4e8d" officeooo:paragraph-rsid="000a4e8d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text-properties fo:font-size="12pt" fo:font-weight="normal" officeooo:rsid="000a4e8d" officeooo:paragraph-rsid="000a4e8d" style:font-size-asian="10.5pt" style:font-weight-asian="normal" style:font-size-complex="12pt" style:font-weight-complex="normal"/>
    </style:style>
    <style:style style:name="P8" style:family="paragraph" style:parent-style-name="Standard" style:list-style-name="L4">
      <style:text-properties fo:font-size="12pt" fo:font-weight="normal" officeooo:rsid="000a4e8d" officeooo:paragraph-rsid="000a4e8d" style:font-size-asian="10.5pt" style:font-weight-asian="normal" style:font-size-complex="12pt" style:font-weight-complex="normal"/>
    </style:style>
    <style:style style:name="P9" style:family="paragraph" style:parent-style-name="Standard" style:list-style-name="L5">
      <style:text-properties fo:font-size="12pt" fo:font-weight="normal" officeooo:rsid="000a4e8d" officeooo:paragraph-rsid="000a4e8d" style:font-size-asian="10.5pt" style:font-weight-asian="normal" style:font-size-complex="12pt" style:font-weight-complex="normal"/>
    </style:style>
    <style:style style:name="P10" style:family="paragraph" style:parent-style-name="Standard" style:list-style-name="L6">
      <style:text-properties fo:font-size="12pt" fo:font-weight="normal" officeooo:rsid="000a4e8d" officeooo:paragraph-rsid="000a4e8d" style:font-size-asian="10.5pt" style:font-weight-asian="normal" style:font-size-complex="12pt" style:font-weight-complex="normal"/>
    </style:style>
    <style:style style:name="P11" style:family="paragraph" style:parent-style-name="Standard" style:list-style-name="L6">
      <style:text-properties fo:font-size="12pt" fo:font-weight="normal" officeooo:rsid="000aee2b" officeooo:paragraph-rsid="000aee2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aee2b" officeooo:paragraph-rsid="000aee2b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c3a18" officeooo:paragraph-rsid="000c3a18" style:font-size-asian="10.5pt" style:font-weight-asian="normal" style:font-size-complex="12pt" style:font-weight-complex="normal"/>
    </style:style>
    <style:style style:name="P14" style:family="paragraph" style:parent-style-name="Standard" style:list-style-name="L8">
      <style:text-properties fo:font-size="12pt" fo:font-weight="normal" officeooo:rsid="000c3a18" officeooo:paragraph-rsid="000c3a18" style:font-size-asian="10.5pt" style:font-weight-asian="normal" style:font-size-complex="12pt" style:font-weight-complex="normal"/>
    </style:style>
    <style:style style:name="P15" style:family="paragraph" style:parent-style-name="Standard" style:list-style-name="L8">
      <style:text-properties fo:font-size="12pt" fo:font-weight="normal" officeooo:rsid="000c3a18" officeooo:paragraph-rsid="000d098d" style:font-size-asian="10.5pt" style:font-weight-asian="normal" style:font-size-complex="12pt" style:font-weight-complex="normal"/>
    </style:style>
    <style:style style:name="P16" style:family="paragraph" style:parent-style-name="Standard" style:list-style-name="L8">
      <style:text-properties fo:font-size="12pt" fo:font-weight="normal" officeooo:rsid="000da43e" officeooo:paragraph-rsid="000f562d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da43e" officeooo:paragraph-rsid="000f562d" style:font-size-asian="10.5pt" style:font-weight-asian="normal" style:font-size-complex="12pt" style:font-weight-complex="normal"/>
    </style:style>
    <style:style style:name="P18" style:family="paragraph" style:parent-style-name="Standard" style:list-style-name="L8">
      <style:text-properties fo:font-size="12pt" fo:font-weight="normal" officeooo:rsid="000f562d" officeooo:paragraph-rsid="000f562d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f562d" officeooo:paragraph-rsid="000f562d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086e6" officeooo:paragraph-rsid="001086e6" style:font-size-asian="10.5pt" style:font-weight-asian="normal" style:font-size-complex="12pt" style:font-weight-complex="normal"/>
    </style:style>
    <style:style style:name="P21" style:family="paragraph" style:parent-style-name="Standard" style:list-style-name="L9">
      <style:text-properties fo:font-size="12pt" fo:font-weight="normal" officeooo:rsid="001086e6" officeooo:paragraph-rsid="001086e6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1eed7" officeooo:paragraph-rsid="0011eed7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ff0000" fo:font-size="12pt" fo:font-weight="normal" officeooo:rsid="0006eaa3" officeooo:paragraph-rsid="0006eaa3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ff0000" fo:font-size="12pt" fo:font-weight="normal" officeooo:rsid="0009e4f9" officeooo:paragraph-rsid="0009e4f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ff0000" fo:font-size="12pt" fo:font-weight="normal" officeooo:rsid="000c3a18" officeooo:paragraph-rsid="000c3a18" style:font-size-asian="10.5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6eaa3" style:font-size-asian="14pt" style:font-weight-asian="bold" style:font-size-complex="14pt" style:font-weight-complex="bold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06eaa3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6eaa3"/>
    </style:style>
    <style:style style:name="T7" style:family="text">
      <style:text-properties style:font-name="Liberation Serif" officeooo:rsid="000a4e8d"/>
    </style:style>
    <style:style style:name="T8" style:family="text">
      <style:text-properties style:font-name="Liberation Serif" officeooo:rsid="000d098d"/>
    </style:style>
    <style:style style:name="T9" style:family="text">
      <style:text-properties style:font-name="Liberation Serif" officeooo:rsid="000c3a18"/>
    </style:style>
    <style:style style:name="T10" style:family="text">
      <style:text-properties style:font-name="Liberation Serif" officeooo:rsid="000f562d"/>
    </style:style>
    <style:style style:name="T11" style:family="text">
      <style:text-properties fo:color="#2a6099" style:font-name="Liberation 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Éléments</text:span><text:span text:style-name="T2"> d’Algo : CM3</text:span></text:p>
      <text:p text:style-name="Standard"><text:span text:style-name="T2"/></text:p>
      <text:p text:style-name="P23">Complexité et ordre de grandeur :</text:p>
      <text:p text:style-name="P1"/>
      <text:p text:style-name="P23">Le temps (approximatif) dépend de sa complexité :</text:p>
      <text:p text:style-name="P23"/>
      <text:list xml:id="list896793894" text:style-name="L2">
        <text:list-item>
          <text:p text:style-name="P2">C(n) : [<text:span text:style-name="T3">Θ</text:span><text:span text:style-name="T5">(log n)] [</text:span><text:span text:style-name="T3">Θ</text:span><text:span text:style-name="T5">(n)] [</text:span><text:span text:style-name="T3">Θ</text:span><text:span text:style-name="T5">(n*log n)] [</text:span><text:span text:style-name="T3">Θ</text:span><text:span text:style-name="T5">(n²)] [</text:span><text:span text:style-name="T3">Θ</text:span><text:span text:style-name="T5">(n³)] [</text:span><text:span text:style-name="T3">Θ</text:span><text:span text:style-name="T5">(2^n)]</text:span></text:p>
        </text:list-item>
        <text:list-item>
          <text:p text:style-name="P2">Temps : [0,02 s] <text:s text:c="2"/>[1 s] <text:s text:c="8"/>[2 s] <text:s text:c="7"/>[2 min] <text:s/>[3 h] <text:s text:c="2"/>[10²⁹⁶⁰ ans]</text:p>
        </text:list-item>
      </text:list>
      <text:p text:style-name="P1"/>
      <text:list xml:id="list155944573392349" text:continue-numbering="true" text:style-name="L2">
        <text:list-item>
          <text:p text:style-name="P3">si C(n) = <text:span text:style-name="T3">α*</text:span><text:span text:style-name="T5">n :</text:span></text:p>
        </text:list-item>
      </text:list>
      <text:p text:style-name="P4"><text:span text:style-name="T5"><text:tab/><text:tab/>C(10 000) = C(100*100) = </text:span><text:span text:style-name="T3">α</text:span><text:span text:style-name="T5">*100²*100² = 100²*C(100) ⇒ peu importe </text:span><text:span text:style-name="T3">α</text:span></text:p>
      <text:p text:style-name="P4"><text:span text:style-name="T3"/></text:p>
      <text:p text:style-name="P5"><text:span text:style-name="T3">Comment montrer que f ϵ </text:span><text:span text:style-name="T4">Θ</text:span><text:span text:style-name="T6">(</text:span><text:span text:style-name="T5">g</text:span><text:span text:style-name="T6">) :</text:span></text:p>
      <text:p text:style-name="P5"><text:span text:style-name="T6"/></text:p>
      <text:p text:style-name="P5"><text:span text:style-name="T6">E</text:span><text:span text:style-name="T5">xemple : soit f(n) = 5n³+2n²</text:span></text:p>
      <text:p text:style-name="P5"><text:span text:style-name="T5"/></text:p>
      <text:p text:style-name="P24"><text:span text:style-name="T5">On veut montrer que f(n) </text:span><text:span text:style-name="T3">ϵ </text:span><text:span text:style-name="T4">Θ</text:span><text:span text:style-name="T6">(</text:span><text:span text:style-name="T5">g</text:span><text:span text:style-name="T6">), </text:span><text:span text:style-name="T5">c’est-à-dire :</text:span></text:p>
      <text:p text:style-name="P5"><text:span text:style-name="T5"/></text:p>
      <text:p text:style-name="P5"><text:span text:style-name="T5"><text:tab/>Il existe c1,c2 &gt; 0, </text:span><text:span text:style-name="T7">il existe n0 appartenant à N, Pour tout n ≥ n0, c1*n³ ≤ f(n) ≤ c2*n³</text:span></text:p>
      <text:p text:style-name="P5"><text:span text:style-name="T7"/></text:p>
      <text:p text:style-name="P6"><text:span text:style-name="T5">Il suffit donc de trouver un n0 et des constantes <text:s/>c1,c2 satisfaisants, puis de prouver qu’ils le sont.</text:span></text:p>
      <text:list xml:id="list1000177884" text:style-name="L3">
        <text:list-item>
          <text:p text:style-name="P7"><text:span text:style-name="T5">Ici, c1 = 5 convient, puisque pour tout n ≥ 0,</text:span></text:p>
        </text:list-item>
      </text:list>
      <text:p text:style-name="P6"><text:span text:style-name="T5"><text:tab/><text:tab/>f(n) = 5n³+2n² ≥ 5n³</text:span></text:p>
      <text:list xml:id="list565401323" text:style-name="L4">
        <text:list-item>
          <text:p text:style-name="P8"><text:span text:style-name="T5">pour c2 et n0, c’est un peu …</text:span></text:p>
        </text:list-item>
      </text:list>
      <text:p text:style-name="P6"><text:span text:style-name="T5"/></text:p>
      <text:p text:style-name="P6"><text:span text:style-name="T11">Remarque :</text:span><text:span text:style-name="T5"> les fonctions de complexité sont par définition positives, et en général de limite infinie.</text:span></text:p>
      <text:p text:style-name="P6"><text:span text:style-name="T5"/></text:p>
      <text:list xml:id="list2945811870" text:style-name="L5">
        <text:list-item>
          <text:p text:style-name="P9"><text:span text:style-name="T5">Tous les polynômes de degré d sont dans la classe </text:span><text:span text:style-name="T4">Θ</text:span><text:span text:style-name="T6">(</text:span><text:span text:style-name="T5">n^d</text:span><text:span text:style-name="T6">)</text:span></text:p>
        </text:list-item>
        <text:list-item>
          <text:p text:style-name="P9"><text:span text:style-name="T6">l</text:span><text:span text:style-name="T5">es classes </text:span><text:span text:style-name="T4">Θ</text:span><text:span text:style-name="T6">(</text:span><text:span text:style-name="T5">n^d</text:span><text:span text:style-name="T6">) </text:span><text:span text:style-name="T5">(d ≥ 0) sont strictement ordonnées en fonction du degre :</text:span></text:p>
        </text:list-item>
      </text:list>
      <text:p text:style-name="P6"><text:span text:style-name="T5"><text:tab/><text:tab/>si d1 &gt; d2, n^d1 appartenant O(n^d2), mais n^d1 n’appartient pas </text:span><text:span text:style-name="T4">Θ</text:span><text:span text:style-name="T6">(</text:span><text:span text:style-name="T5">n^d2</text:span><text:span text:style-name="T6">)</text:span></text:p>
      <text:list xml:id="list1347794839" text:style-name="L6">
        <text:list-item>
          <text:p text:style-name="P10"><text:span text:style-name="T6">t</text:span><text:span text:style-name="T5">ous les logarithmes de polynômes sont dans la classe </text:span><text:span text:style-name="T4">Θ</text:span><text:span text:style-name="T6">(</text:span><text:span text:style-name="T5">log n</text:span><text:span text:style-name="T6">)</text:span></text:p>
        </text:list-item>
        <text:list-item>
          <text:p text:style-name="P11"><text:span text:style-name="T6">p</text:span><text:span text:style-name="T5">our tout d &gt; 0, log n appartient O(n^d), mais log n …</text:span></text:p>
        </text:list-item>
      </text:list>
      <text:p text:style-name="P12"><text:span text:style-name="T5"/></text:p>
      <text:p text:style-name="P25"><text:span text:style-name="T5">Multiplication par la méthode de Karatsuba :</text:span></text:p>
      <text:p text:style-name="P13"><text:span text:style-name="T5"/></text:p>
      <text:list xml:id="list1025507884" text:style-name="L8">
        <text:list-item>
          <text:p text:style-name="P14"><text:span text:style-name="T5">Hypothèse : P,Q de degré (au plus) (2^k)-1, P0 et P1 les polynômes de degré (au plus) (2^(k-1))-1 tels que : P = P0 + P1*X^(2^(k-1))</text:span></text:p>
        </text:list-item>
        <text:list-item>
          <text:p text:style-name="P15"><text:span text:style-name="T5">Alors : P*Q = P0*Q0 + (P0*Q1 + P1*Q0)*X^(2^(k-1)) </text:span><text:span text:style-name="T8">+ P1*Q1q</text:span><text:span text:style-name="T5">X^(2^k)</text:span></text:p>
        </text:list-item>
        <text:list-item>
          <text:p text:style-name="P16"><text:span text:style-name="T5">Ou encore : P*Q = P0*Q0 + P1*Q1*</text:span><text:span text:style-name="T9">X^(2^k) </text:span><text:span text:style-name="T5">+ [(P0+P1)(Q0+Q1) – P0*Q0 – P1*Q1]*</text:span><text:span text:style-name="T9">X^(2^(k-1))</text:span></text:p>
        </text:list-item>
      </text:list>
      <text:p text:style-name="P17"><text:span text:style-name="T9"/></text:p>
      <text:p text:style-name="P20"><text:span text:style-name="T10">S</text:span><text:span text:style-name="T5">tratégie : &lt;&lt; diviser-pour-règner &gt;&gt;</text:span></text:p>
      <text:list xml:id="list155945783251988" text:continue-numbering="true" text:style-name="L8">
        <text:list-item>
          <text:p text:style-name="P18"><text:span text:style-name="T5">découper le problème en sous problèmes de taille inférieur</text:span></text:p>
        </text:list-item>
        <text:list-item>
          <text:p text:style-name="P18"><text:span text:style-name="T5">résoudre récursivement le ou les sous-problèmes</text:span></text:p>
        </text:list-item>
        <text:list-item>
          <text:p text:style-name="P18"><text:span text:style-name="T5">résoudre le problème initial à l’aide des résultats des sous-problèmes </text:span></text:p>
        </text:list-item>
      </text:list>
      <text:p text:style-name="P19"><text:span text:style-name="T5"/></text:p>
      <text:p text:style-name="P20"><text:span text:style-name="T11">Complexité :</text:span><text:span text:style-name="T5"> elle se décompose en 2 parties :</text:span></text:p>
      <text:list xml:id="list1742767880" text:style-name="L9">
        <text:list-item>
          <text:p text:style-name="P21"><text:span text:style-name="T5">le coût des 3 appels récursifs sur des paramètres de taille n/2</text:span></text:p>
        </text:list-item>
        <text:list-item>
          <text:p text:style-name="P21"><text:span text:style-name="T5">le coût des additions : </text:span><text:span text:style-name="T3">Θ</text:span><text:span text:style-name="T5">(n) additions élémentaires de coefficients ou de chiffres ⇒ C(n) = 3-C(n/2) + </text:span><text:span text:style-name="T3">Θ</text:span><text:span text:style-name="T5">(n)</text:span></text:p>
        </text:list-item>
      </text:list>
      <text:p text:style-name="P20"><text:span text:style-name="T5"/></text:p>
      <text:p text:style-name="P20"><text:span text:style-name="T5"/></text:p>
      <text:p text:style-name="P22"><text:soft-page-break/><text:span text:style-name="T5">Hypothèse : additions négligeables devant les multiplications soit M(n) le nombre de multiplications élémentaires, M(1) = 1 et M(2^k) = 3*M(2^(k-1))</text:span></text:p>
      <text:p text:style-name="P22"><text:span text:style-name="T5"/></text:p>
      <text:p text:style-name="P22"><text:span text:style-name="T5">donc M(2^k) = 3^k, et plus généralement M(n) = </text:span><text:span text:style-name="T3">Θ</text:span><text:span text:style-name="T5">(n^(log2(n))</text:span></text:p>
      <text:p text:style-name="P4"><text:span text:style-name="T5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4:03:51.132163258</meta:creation-date>
    <dc:date>2022-02-02T15:59:43.366232894</dc:date>
    <meta:editing-duration>PT1H2M37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35" meta:word-count="417" meta:character-count="2129" meta:non-whitespace-character-count="1748"/>
  </office:meta>
</office:document-meta>
</file>